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name="P4" style:parent-style-name="Normalny" style:family="paragraph">
      <style:paragraph-properties fo:text-align="center"/>
    </style:style>
    <style:style style:name="P5" style:parent-style-name="Normalny" style:family="paragraph">
      <style:paragraph-properties fo:text-align="center"/>
    </style:style>
    <style:style style:name="P6" style:parent-style-name="Normalny" style:family="paragraph">
      <style:paragraph-properties fo:text-align="center"/>
    </style:style>
    <style:style style:name="P7" style:parent-style-name="Normalny" style:family="paragraph">
      <style:paragraph-properties fo:text-align="center"/>
    </style:style>
    <style:style style:name="P8" style:parent-style-name="Normalny" style:family="paragraph">
      <style:paragraph-properties fo:text-align="center"/>
    </style:style>
    <style:style style:name="P9" style:parent-style-name="Normalny" style:family="paragraph">
      <style:text-properties style:font-name="Times New Roman" fo:font-size="22pt" style:font-size-asian="22pt" style:font-size-complex="22pt"/>
    </style:style>
    <style:style style:name="P10" style:parent-style-name="Normalny" style:family="paragraph">
      <style:paragraph-properties fo:text-align="center"/>
      <style:text-properties style:font-name="Times New Roman" fo:font-weight="bold" style:font-weight-asian="bold" style:font-weight-complex="bold" fo:font-size="22pt" style:font-size-asian="22pt" style:font-size-complex="22pt"/>
    </style:style>
    <style:style style:name="P11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12" style:parent-style-name="Normalny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6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17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18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19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0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1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2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3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4" style:parent-style-name="Normalny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5" style:parent-style-name="Normalny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6" style:parent-style-name="Akapitzlistą" style:list-style-name="LFO1" style:family="paragraph">
      <style:paragraph-properties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Akapitzlistą" style:list-style-name="LFO1" style:family="paragraph">
      <style:paragraph-properties fo:line-height="115%"/>
      <style:text-properties style:font-name="Times New Roman" fo:font-size="12pt" style:font-size-asian="12pt" style:font-size-complex="12pt"/>
    </style:style>
    <style:style style:name="P28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29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0" style:parent-style-name="Akapitzlistą" style:list-style-name="LFO1" style:family="paragraph">
      <style:paragraph-properties fo:line-height="115%"/>
      <style:text-properties style:font-name="Times New Roman" fo:font-size="12pt" style:font-size-asian="12pt" style:font-size-complex="12pt"/>
    </style:style>
    <style:style style:name="P31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2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3" style:parent-style-name="Normalny" style:family="paragraph">
      <style:paragraph-properties fo:line-height="115%" fo:margin-left="0.2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5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6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7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8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Normalny" style:family="paragraph">
      <style:paragraph-properties fo:line-height="115%" fo:margin-left="0.2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Normalny" style:family="paragraph">
      <style:paragraph-properties fo:line-height="115%" fo:margin-left="0.2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" style:parent-style-name="Normalny" style:family="paragraph">
      <style:paragraph-properties fo:line-height="115%" fo:margin-left="0.25in">
        <style:tab-stops/>
      </style:paragraph-properties>
    </style:style>
    <style:style style:name="T49" style:parent-style-name="Domyślnaczcionkaakapitu" style:family="text">
      <style:text-properties style:font-name="Times New Roman" fo:font-size="12pt" style:font-size-asian="12pt" style:font-size-complex="12pt"/>
    </style:style>
    <style:style style:name="T50" style:parent-style-name="Domyślnaczcionkaakapitu" style:family="text">
      <style:text-properties style:font-name="Times New Roman" fo:font-size="12pt" style:font-size-asian="12pt" style:font-size-complex="12pt"/>
    </style:style>
    <style:style style:name="T51" style:parent-style-name="Domyślnaczcionkaakapitu" style:family="text">
      <style:text-properties style:font-name="Times New Roman" fo:font-size="12pt" style:font-size-asian="12pt" style:font-size-complex="12pt"/>
    </style:style>
    <style:style style:name="P52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53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54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55" style:parent-style-name="Normalny" style:family="paragraph">
      <style:paragraph-properties fo:line-height="115%" fo:margin-left="0.25in">
        <style:tab-stops/>
      </style:paragraph-properties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Walidacja, testowanie i dokumentacja aplikacji</text:p>
      <text:p text:style-name="P11">Temat: Magazyn o tematyce rowerów</text:p>
      <text:p text:style-name="P12"/>
      <text:p text:style-name="P13"/>
      <text:p text:style-name="P14">Jan Kowalski</text:p>
      <text:p text:style-name="P15">klasa IVD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list text:style-name="LFO1" text:continue-numbering="true">
        <text:list-item>
          <text:p text:style-name="P26">Definiowanie projektu</text:p>
          <text:list text:continue-numbering="true">
            <text:list-item>
              <text:p text:style-name="P27">Wybór tematu</text:p>
            </text:list-item>
          </text:list>
        </text:list-item>
      </text:list>
      <text:p text:style-name="P28">Jaki temat? I dlaczego? Do kogo będzie skierowana witryna?</text:p>
      <text:p text:style-name="P29">Jakie strony<text:s/>posłużyły za inspiracje? screen</text:p>
      <text:list text:style-name="LFO1" text:continue-numbering="true">
        <text:list-item>
          <text:list>
            <text:list-item>
              <text:p text:style-name="P30">Wykorzystane technologie</text:p>
            </text:list-item>
          </text:list>
        </text:list-item>
      </text:list>
      <text:p text:style-name="P31">Jakie technologie zostaną wykorzystane? Krótki opis na co pozwoliły w naszym projekcie.<text:s/></text:p>
      <text:p text:style-name="P32">Programy z których korzystamy</text:p>
      <text:p text:style-name="P33">2. Projekt graficzny</text:p>
      <text:p text:style-name="P34">2.1 Grafiki i zdjęcia</text:p>
      <text:p text:style-name="P35">Jakie grafiki? Z jakiej strony? Umieścic przykladowe</text:p>
      <text:p text:style-name="P36">2.2. Czcionka</text:p>
      <text:p text:style-name="P37">Ile rodzajów? Czy zewnętrzna?</text:p>
      <text:p text:style-name="P38">2.3 Kolorystyka</text:p>
      <text:p text:style-name="P39">Jakie kolory będą przeważały na stronie? Przygotowanie palety barw (ok. 5 odcieni)</text:p>
      <text:p text:style-name="P40">2.4. Wstępny układ strony</text:p>
      <text:p text:style-name="P41">Graficzny podział na bloki (zastowanie wczesniej wybranych kolorów)</text:p>
      <text:p text:style-name="P42">3. Realizacja projektu</text:p>
      <text:p text:style-name="P43">3.1 Opis przeznaczenia i funkcjonalności</text:p>
      <text:p text:style-name="P44">(do czego jest przeznaczona strona? Jakie podstrony zawiera? Jakie funkcjonaliści? np. logowanie, forum, zakupy. Które z podstron będą realizowane poza stroną główną? min.2)</text:p>
      <text:p text:style-name="P45">3.2. Instrukcja użytkownika</text:p>
      <text:p text:style-name="P46">zrzuty ekranu wykonanych poddstron wraz z opisem ich zawartości i działania elementów na stronie</text:p>
      <text:p text:style-name="P47">4. Wnioski</text:p>
      <text:p text:style-name="P48"><text:span text:style-name="T49">Czy strona finalnie wygląda tak jak ją zaplanowałem?<text:s/></text:span><text:span text:style-name="T50">Z czego</text:span><text:span text:style-name="T51"><text:s/>jestem zadowolony na stronie, a z czego nie? Jakie elementy można poprawić? Co można rozwinąć na stronie np. funkcjonalności? Czy strona jest responsywna?</text:span></text:p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a Dubik</meta:initial-creator>
    <dc:creator>Anna Dubik</dc:creator>
    <meta:creation-date>2022-12-21T11:08:00Z</meta:creation-date>
    <dc:date>2023-03-15T11:02:00Z</dc:date>
    <meta:template xlink:href="Normal.dotm" xlink:type="simple"/>
    <meta:editing-cycles>7</meta:editing-cycles>
    <meta:editing-duration>PT7140S</meta:editing-duration>
    <meta:document-statistic meta:page-count="1" meta:paragraph-count="2" meta:word-count="190" meta:character-count="1333" meta:row-count="9" meta:non-whitespace-character-count="1145"/>
  </office:meta>
</office:document-meta>
</file>